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0e0e0"/>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Songti TC" fo:font-size="12.0pt" fo:background-color="#ececec"/>
    </style:style>
    <style:style style:name="P6"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甄力民</text:span><text:s/>  |  2015.05.28 00:50   |   <text:a xlink:type="simple" xlink:href="http://palinfo.habago.org/Entry?Command=Information_PrintForum&amp;iPage=313#FORUM33873"><text:span text:style-name="T2">#</text:span></text:a></text:p>
      <text:p text:style-name="P2">https://www.facebook.com/zhangzhesheng/videos/10153017297204531/<text:line-break/><text:line-break/><text:span text:style-name="T1">偶然聽到的老電影歌曲，以前沒聽過，現在一聽就迷上了。</text:span></text:p>
      <text:p text:style-name="P1"><text:span text:style-name="T1">張紀庠</text:span><text:s/>  |  2015.05.28 00:47   |   <text:a xlink:type="simple" xlink:href="http://palinfo.habago.org/Entry?Command=Information_PrintForum&amp;iPage=313#FORUM33872"><text:span text:style-name="T2">#</text:span></text:a></text:p>
      <text:p text:style-name="P3"><text:span text:style-name="T1">這篇訪談侯孝賢的文字蠻多細節的，值得一看，轉一下</text:span><text:line-break/><text:line-break/>============================================<text:line-break/><text:span text:style-name="T1">侯孝賢：混熱血的街頭，拍蒼涼的電影</text:span><text:line-break/>http://goo.gl/ILEHBj</text:p>
      <text:p text:style-name="P1"><text:span text:style-name="T1">陳真</text:span><text:s/>  |  2015.05.25 00:00   |   <text:a xlink:type="simple" xlink:href="http://palinfo.habago.org/Entry?Command=Information_PrintForum&amp;iPage=313#FORUM33871"><text:span text:style-name="T2">#</text:span></text:a></text:p>
      <text:p text:style-name="P4"><text:span text:style-name="T3"><text:line-break/></text:span>「聶隱娘其實是個『我只一人，沒有同類』的人。」<text:span text:style-name="T3"><text:line-break/>--</text:span>侯孝賢。<text:span text:style-name="T3"><text:line-break/><text:line-break/></text:span>這裏有坎城直播，凌晨一點揭曉：<text:span text:style-name="T3"><text:line-break/><text:line-break/>http://www.cna.com.tw/news/firstnews/201505255001-1.aspx<text:line-break/><text:line-break/></text:span>我打算守夜看頒獎。若侯孝賢能得獎，那是坎城的榮耀，不是侯孝賢的榮耀。<text:span text:style-name="T3"><text:line-break/><text:line-break/></text:span>海上花，戲夢人生，童年往事<text:span text:style-name="T3">...</text:span>等等等，在我看來，侯的電影展現人類藝術能力的極限，除了蘇古諾夫，無出其右。</text:p>
      <text:p text:style-name="P1"><text:span text:style-name="T1">隆誌</text:span><text:s/>  |  2015.05.17 17:25   |   <text:a xlink:type="simple" xlink:href="http://palinfo.habago.org/Entry?Command=Information_PrintForum&amp;iPage=313#FORUM33870"><text:span text:style-name="T2">#</text:span></text:a></text:p>
      <text:p text:style-name="P5"><text:span text:style-name="T3"><text:line-break/></text:span>偶然看到底下這篇文章<text:span text:style-name="T3"><text:line-break/>==============================================<text:line-break/></text:span>電子業的好手們，快跳槽去吧！<text:span text:style-name="T3"><text:line-break/>http://blog.udn.com/powerecho/23190013<text:line-break/>==============================================<text:line-break/><text:line-break/></text:span>我對這位作者過去一些論點，略不苟同。可是他這篇文章誠實地講出現在產業的狀況，我百分百地認同。前幾天我和研究所時的學長見面，他們多還在大學裡任教。聽著他們有意創業，卻又擔心技術被對岸拿走之類的描述。基本上，就是二十年前台商在大陸被抄走技術那套說法。全程我對於這個問題都沒有做任何發言，只有一個感想，原來不少人還以為大陸非需要台灣的技術不可。<text:span text:style-name="T3"><text:line-break/></text:span>講講這幾年我在大陸出差看到的情況，現在不少新技術和想法，都在極短的時間內匯入對岸的巨大市場裡面。甚至不少來在美國、歐洲和日本的技術擁有者，拿著技術去對岸兜售。更何況，靠著對岸自己的政策指導，建立自己的產業鏈。台灣對大陸的產業認知，還陶醉在二十年前，那個技術落伍的環境。<text:span text:style-name="T3"><text:line-break/></text:span>相反地，我那些在大陸認識的朋友，對於台灣的政治和產業情況，反而看得比台灣人更透。他們甚至直指不少陸企已經不當台灣的同業是對手，直接挑戰全球的領導品牌。對於技術需求，改變過去山寨思維。反而透過大市場吸引，國外的領導品牌和技術進入。透過合資或併購模式，取得該領域的主導權，<text:span text:style-name="T3">Lenovo</text:span>不就是最顯著的例子。<text:span text:style-name="T3"><text:line-break/></text:span>台灣的生活很美好，可是世界的變化已經快到不容許我們慢下腳步。</text:p>
      <text:p text:style-name="P1"><text:span text:style-name="T1">王孟源</text:span><text:s/>  |  2015.05.16 07:49   |   <text:a xlink:type="simple" xlink:href="http://palinfo.habago.org/Entry?Command=Information_PrintForum&amp;iPage=313#FORUM33869"><text:span text:style-name="T2">#</text:span></text:a></text:p>
      <text:p text:style-name="P4">我和陳真醫師一樣，也是台南出身，後來到國外留學；不過我一直不管政治，到去年才開始寫評論。請參見我在中國時報的部落格：<text:span text:style-name="T3">http://newsblog.chinatimes.com/duduong<text:line-break/><text:line-break/></text:span>上週有讀者把我的文章和陳醫師的做比較，我才知道有這位前輩。歡迎您來讀讀我的文章，有空評論一下。</text:p>
      <text:p text:style-name="P1"><text:span text:style-name="T1">葉小慧</text:span><text:s/>  |  2015.05.14 13:25   |   <text:a xlink:type="simple" xlink:href="http://palinfo.habago.org/Entry?Command=Information_PrintForum&amp;iPage=313#FORUM33868"><text:span text:style-name="T2">#</text:span></text:a></text:p>
      <text:p text:style-name="P5">今天從對岸網站一個部落格裡看到這首北島的詩，感觸了，所以留下。<text:span text:style-name="T3"><text:line-break/><text:line-break/><text:line-break/></text:span>北島：結局或開始<text:span text:style-name="T3">--</text:span>獻給遇羅克<text:span text:style-name="T3"><text:line-break/><text:line-break/></text:span>我，站在這裏<text:span text:style-name="T3"><text:line-break/></text:span>　　代替另一個被殺害的人<text:span text:style-name="T3"><text:line-break/></text:span>　　為了每當太陽升起<text:span text:style-name="T3"><text:line-break/></text:span>　　讓沈重的影子象道路<text:span text:style-name="T3"><text:line-break/></text:span>　　穿過整個國土<text:span text:style-name="T3"><text:line-break/><text:line-break/></text:span>　　悲哀的霧<text:span text:style-name="T3"><text:line-break/></text:span>　　覆蓋著補丁般錯落的屋頂<text:span text:style-name="T3"><text:line-break/></text:span>　　在房子與房子之間<text:span text:style-name="T3"><text:line-break/></text:span>　　煙囪噴吐著灰燼般的人群<text:span text:style-name="T3"><text:line-break/></text:span>　　溫暖從明亮的樹梢吹散<text:span text:style-name="T3"><text:line-break/></text:span>　　逗留在貧困的煙頭上<text:span text:style-name="T3"><text:line-break/></text:span>　　一只只疲倦的手中<text:span text:style-name="T3"><text:line-break/></text:span>　　升起低沈的烏雲<text:span text:style-name="T3"><text:line-break/><text:line-break/></text:span>　　以太陽的名義<text:span text:style-name="T3"><text:line-break/></text:span>　　黑暗公開地掠奪<text:span text:style-name="T3"><text:line-break/></text:span>　　沈默依然是東方的故事<text:span text:style-name="T3"><text:line-break/></text:span>　　人民在古老的壁畫上<text:span text:style-name="T3"><text:line-break/></text:span>　　默默地永生<text:span text:style-name="T3"><text:line-break/></text:span>　　默默地死去<text:span text:style-name="T3"><text:line-break/><text:line-break/></text:span>　　呵，我的土地<text:span text:style-name="T3"><text:line-break/></text:span>　　你為什麽不再歌唱<text:span text:style-name="T3"><text:line-break/></text:span>　　難道連黃河纖夫的繩索<text:span text:style-name="T3"><text:line-break/></text:span>　　也象崩斷的琴弦<text:span text:style-name="T3"><text:line-break/></text:span>　　不再發出鳴響<text:span text:style-name="T3"><text:line-break/></text:span>　　難道時間這面晦暗的鏡子<text:span text:style-name="T3"><text:line-break/></text:span>　　也永遠背對著你<text:span text:style-name="T3"><text:line-break/></text:span>　　只留下星星和浮雲<text:span text:style-name="T3"><text:line-break/><text:line-break/></text:span>　　我尋找著你<text:span text:style-name="T3"><text:line-break/></text:span>　　在一次次夢中<text:span text:style-name="T3"><text:line-break/></text:span>　　一個個多霧的夜裏或早晨<text:span text:style-name="T3"><text:line-break/></text:span>　　我尋找春天和蘋果樹<text:span text:style-name="T3"><text:line-break/></text:span>　　蜜蜂牽動的一縷縷微風<text:span text:style-name="T3"><text:line-break/><text:line-break/></text:span>　　我尋找海岸的潮汐<text:span text:style-name="T3"><text:line-break/></text:span>　　浪峰上的陽光變成的鷗群<text:span text:style-name="T3"><text:line-break/></text:span>　　我尋找砌在墻裏的傳說<text:span text:style-name="T3"><text:line-break/></text:span>　　你和我被遺忘的姓名<text:span text:style-name="T3"><text:line-break/><text:line-break/></text:span>　　如果鮮血會使你肥沃<text:span text:style-name="T3"><text:line-break/></text:span>　　明天的枝頭上<text:span text:style-name="T3"><text:line-break/></text:span>　　成熟的果實<text:span text:style-name="T3"><text:line-break/></text:span>　　會留下我的顏色<text:span text:style-name="T3"><text:line-break/><text:line-break/></text:span>　　必須承認<text:span text:style-name="T3"><text:line-break/></text:span>　　在死亡白色的寒光中<text:span text:style-name="T3"><text:line-break/></text:span>　　我，戰栗了<text:span text:style-name="T3"><text:line-break/></text:span>　　誰願意做隕石<text:span text:style-name="T3"><text:line-break/></text:span>　　或受難者冰冷的塑象<text:span text:style-name="T3"><text:line-break/></text:span>　　看著不熄的青春之火<text:span text:style-name="T3"><text:line-break/></text:span>　　在別人的手中傳遞<text:span text:style-name="T3"><text:line-break/></text:span>　　即使鴿子落到肩上<text:span text:style-name="T3"><text:line-break/></text:span>　　也感不到體溫和呼吸<text:span text:style-name="T3"><text:line-break/></text:span>　　它們梳理一番羽毛<text:span text:style-name="T3"><text:line-break/></text:span>　　又匆匆飛去<text:span text:style-name="T3"><text:line-break/><text:line-break/></text:span>　　我是人<text:span text:style-name="T3"><text:line-break/></text:span>　　我需要愛<text:span text:style-name="T3"><text:line-break/></text:span>　　我渴望在情人的眼睛裏<text:span text:style-name="T3"><text:line-break/></text:span>　　度過每個寧靜的黃昏<text:span text:style-name="T3"><text:line-break/></text:span>　　在搖籃的晃動中<text:span text:style-name="T3"><text:line-break/></text:span>　　等待著兒子第一聲呼喚<text:span text:style-name="T3"><text:line-break/></text:span>　　在草地和落葉上<text:span text:style-name="T3"><text:line-break/></text:span>　　在每一道真摯的目光上<text:span text:style-name="T3"><text:line-break/></text:span>　　我寫下生活的詩<text:span text:style-name="T3"><text:line-break/></text:span>　　這普普通通的願望<text:span text:style-name="T3"><text:line-break/></text:span>　　如今成了做人的全部代價<text:span text:style-name="T3"><text:line-break/><text:line-break/></text:span>　　一生中<text:span text:style-name="T3"><text:line-break/></text:span>　　我多次撒謊<text:span text:style-name="T3"><text:line-break/></text:span>　　卻始終誠實地遵守著<text:span text:style-name="T3"><text:line-break/></text:span>　　一個兒時的諾言<text:span text:style-name="T3"><text:line-break/></text:span>　　因此，那與孩子的心<text:span text:style-name="T3"><text:line-break/></text:span>　　不能相容的世界<text:span text:style-name="T3"><text:line-break/></text:span>　　再也沒有饒恕過我<text:span text:style-name="T3"><text:line-break/><text:line-break/></text:span>　　我，站在這裏<text:span text:style-name="T3"><text:line-break/></text:span>　　代替另一個被殺害的人<text:span text:style-name="T3"><text:line-break/></text:span>　　沒有別的選擇<text:span text:style-name="T3"><text:line-break/></text:span>　　在我倒下的地方<text:span text:style-name="T3"><text:line-break/></text:span>　　將會有另一個人站起<text:span text:style-name="T3"><text:line-break/></text:span>　　我的肩上是風<text:span text:style-name="T3"><text:line-break/></text:span>　　風上是閃爍的星群<text:span text:style-name="T3"><text:line-break/><text:line-break/></text:span>　　也許有一天<text:span text:style-name="T3"><text:line-break/></text:span>　　太陽變成了萎縮的花環<text:span text:style-name="T3"><text:line-break/></text:span>　　垂放在<text:span text:style-name="T3"><text:line-break/></text:span>　　每一個不朽的戰士<text:span text:style-name="T3"><text:line-break/></text:span>　　森林般生長的墓碑前<text:span text:style-name="T3"><text:line-break/></text:span>　　烏鴉，這夜的碎片<text:span text:style-name="T3"><text:line-break/></text:span>　　紛紛揚揚</text:p>
      <text:p text:style-name="P6"/>
      <text:p text:style-name="P1"><text:span text:style-name="T1">陳真</text:span><text:s/>  |  2015.05.12 11:31   |   <text:a xlink:type="simple" xlink:href="http://palinfo.habago.org/Entry?Command=Information_PrintForum&amp;iPage=314#FORUM33867"><text:span text:style-name="T2">#</text:span></text:a></text:p>
      <text:p text:style-name="P5">我又來告別了。告別一個始終全然與我無關的我，一種無言的困境，尋回我自己。就如<text:span text:style-name="T3"><text:s/>R. M. Rilke </text:span>的詩句<text:span text:style-name="T3">--"</text:span>以開端結束，以終結開始<text:span text:style-name="T3"><text:s/>"</text:span>。<text:span text:style-name="T3"><text:line-break/><text:line-break/></text:span>我想說些什麼，但我明白，我越是誠實，越是無人相信，話語就像一支在它射出之前早已註定落點的箭。<text:span text:style-name="T3"><text:line-break/><text:line-break/></text:span>在一個人們往往連自己也不相信的年代，真話總是比謊言更能創造更多誤解。許多時候，撒謊是一種美德，但在生命之前，我不願對它說出一句違心之論，於是我逐漸懂得了沉默。<text:span text:style-name="T3"><text:line-break/><text:line-break/></text:span>沉默並非不出聲音不發一語；<text:span text:style-name="T3">18</text:span>年來，我不眠不休寫了千萬字至今束之高閣的筆記，訴說沉默。對於這些筆記，有些時候，我視它如同身後饋贈世人的珍寶，更多時候，宛若敝屣，無甚價值，我幾乎可以用一秒鐘的時間摧毀費盡我一生最好時光的這堆無用心血。<text:span text:style-name="T3"><text:line-break/><text:line-break/></text:span>如果沉默帶來喧囂，如果真實話語只是號召更大的虛矯，話語何用？<text:span text:style-name="T3"><text:line-break/><text:line-break/></text:span>依稀記得三十年前那個餓成皮包骨卻仍極為健談的我，像個交際花似的，送往迎來，生張熟魏，不拘見著什麼人，我都不曾畏懼與之言語。曾幾何時，我詞窮了；宛如拷問一般，驚慌失措搜索枯腸，只為找到一些令自己難堪的句子；為了迎合這樣那樣一些與我無涉的世界，努力配合說出各種自我貶抑的扭曲話語。有時，連看到小孩也怕<text:span text:style-name="T3"><text:s/>(</text:span>很多小孩其實只是體型較小的大人<text:span text:style-name="T3">)</text:span>，就像兔子遇著獵人那樣一種心情。<text:span text:style-name="T3"><text:line-break/><text:line-break/></text:span>我同這個過度早熟的島嶼，怕是無緣了，某個通往公眾世界的大小通道早已封閉；剩下的，只是看我或看你要不要承認且面對這個既成事實。<text:span text:style-name="T3">Martin Buber </text:span>說得對，<text:span text:style-name="T3">"</text:span>動物的眼神，具有說出偉大話語的能力<text:span text:style-name="T3">"</text:span>。就跟泰山一樣，似乎唯有在真正能識<text:span text:style-name="T3"><text:s/>"</text:span>人<text:span text:style-name="T3">" </text:span>的<text:span text:style-name="T3"><text:s/>"</text:span>動物<text:span text:style-name="T3">" </text:span>面前，我最能感到自在而愉悅。<text:span text:style-name="T3"><text:line-break/><text:line-break/></text:span>塵世已無希望之事，詩人往往便仰起頭來，朝天上星星作文章。還記得奧爾弗斯<text:span text:style-name="T3"><text:s/>(Orpheus) </text:span>以及他那把七弦琴嗎？很小時候讀過許多神話故事，求個趣味，沒想到這些離奇故事竟一一埋進心裡生了根發了芽。<text:span text:style-name="T3"><text:line-break/><text:line-break/></text:span>奧爾弗斯是阿波羅太陽神的兒子，琴藝非凡；琴音響起處，百獸群鳥駐足聆聽。有一天，奧爾弗斯和他的愛人尤麗狄刻<text:span text:style-name="T3"><text:s/>(Eurydice) </text:span>在森林裏玩耍，一隻毒蛇卻悄悄逼進，結束了愛人的生命。奧爾弗斯痛不欲生，在森林裏日夜哀哭，淒愴琴聲，據說連岩石都為之灑下熱淚。<text:span text:style-name="T3"><text:line-break/><text:line-break/></text:span>萬念俱灰之際，奧爾弗斯決定攜琴直闖冥府。一路哀歌傳唱，來到冥河入口，擺渡人深受感動，破例帶一個活人渡河，找閻王要人。閻王殿前有一隻異常兇猛的<text:span text:style-name="T3"><text:s/>"</text:span>三頭巨犬<text:span text:style-name="T3">" </text:span>看守，聽其憂傷琴聲，竟也變得溫柔，安靜下來，任其進入。冥府大廳中，奧爾弗斯的悲傷琴聲迅即引來無數鬼魂，其中並無尤麗狄刻。<text:span text:style-name="T3"><text:line-break/><text:line-break/></text:span>閻王知其來意，被其癡情感動，答應讓尤麗狄刻重返人間，但有個條件：奧爾弗斯在離開冥府之前，不能與之交談，亦不得回頭觀望。於是奧爾弗斯和尤麗狄刻一前一後，準備離開冥府，但就在奧爾弗斯一腳踏進陰陽交界之際，忍不住回頭看了一下，看愛人有沒有跟上。於是悲劇發生了，尤麗狄刻迅即被一股黑暗力量擊碎，魂消魄散。<text:span text:style-name="T3"><text:line-break/><text:line-break/></text:span>再度失去愛人的奧爾弗斯，從此不修邊幅，自暴自棄，行屍走肉般地自我放逐於荒野之中，自殺念頭纏繞，揮之不去。有一天，來到某片荒野，一群酒神的女信徒正在狂歡作樂，邀奧爾弗斯同歡，並對其示愛，希望他能為她們彈奏幾首歡樂曲子。奧爾弗斯拒絕，出言不遜，激怒了女信徒。在盛怒和酒精的催化下，她們就將奧爾弗斯殺了，並砍下他的頭，連同七弦琴一併丟入河裏。<text:span text:style-name="T3"><text:line-break/><text:line-break/></text:span>據說，奧爾弗斯的頭顱在河中漂流多時，嘴裏依舊低吟哀歌，而他那把七弦琴持續傳出動人的憂傷琴聲。河流所經之處，繁星如淚，百獸悲鳴。天神宙斯聞知此事，深受感動，於是將他這把琴給放到天上，成為天琴座，紀念這場悲劇。<text:span text:style-name="T3"><text:line-break/><text:line-break/>Rilke</text:span>有一著名長詩就叫做<text:span text:style-name="T3"><text:s/>"</text:span>致奧爾弗斯的十四行詩<text:span text:style-name="T3">"</text:span>。他還有很多我喜歡的詩，例如<text:span text:style-name="T3"><text:s/>"</text:span>果園<text:span text:style-name="T3">"</text:span>、<text:span text:style-name="T3">"</text:span>玫瑰<text:span text:style-name="T3">"</text:span>、<text:span text:style-name="T3">"</text:span>杜伊諾哀歌<text:span text:style-name="T3">" </text:span>等等。如同哲學一般，這類引人惆悵之物，不能說是我的興趣，它們倒像是我生命的一部份；我在它裏頭消亡，卻也由此新生。<text:span text:style-name="T3"><text:line-break/><text:line-break/></text:span>這是一封告別信，告別從來都不是我的<text:span text:style-name="T3"><text:s/>"</text:span>我<text:span text:style-name="T3">"</text:span>。我喜歡寧靜單純，但非隱士，反倒樂於生活，無奈總是無話可說。套句沈從文的話，在一些不相干的話語中，生命越說越遠。面對永無止盡的扭曲誤解，似乎永遠就只有那三句台詞可說：<text:span text:style-name="T3">"</text:span>我不是那個意思<text:span text:style-name="T3">"</text:span>、<text:span text:style-name="T3">"</text:span>我從來沒有那樣的念頭<text:span text:style-name="T3">"</text:span>、<text:span text:style-name="T3">"</text:span>我不是那樣的人<text:span text:style-name="T3">"</text:span>。千言萬語說不盡，隨手找來底下一些靈丹妙藥或說是鴉片也行，總歸能給人療傷止痛或者自況。手上無琴者，也許依舊能但憑胸中一點熱，為你所愛，闖一趟冥王府。<text:span text:style-name="T3"><text:line-break/><text:line-break/></text:span>我過的生活，像在事物上面兜著<text:span text:style-name="T3"><text:line-break/></text:span>越來越大的圈子；<text:span text:style-name="T3"><text:line-break/></text:span>也許我不能兜完最後的一圈，<text:span text:style-name="T3"><text:line-break/></text:span>可我總要試試。<text:span text:style-name="T3"><text:line-break/><text:line-break/></text:span>我繞著上帝，繞著太古的高塔<text:span text:style-name="T3"><text:line-break/></text:span>已兜了幾千年之久；<text:span text:style-name="T3"><text:line-break/></text:span>依舊不知道：我是一隻鷹，一陣暴風，<text:span text:style-name="T3"><text:line-break/></text:span>還是一首偉大的歌？<text:span text:style-name="T3"><text:line-break/><text:line-break/>------<text:line-break/></text:span>我們排列和組合<text:span text:style-name="T3"><text:line-break/></text:span>詞語，用這麽多方式，<text:span text:style-name="T3"><text:line-break/></text:span>但我們如何才能<text:span text:style-name="T3"><text:line-break/></text:span>做到與一朵玫瑰平等？<text:span text:style-name="T3"><text:line-break/><text:line-break/></text:span>如果我們能容忍<text:span text:style-name="T3"><text:line-break/></text:span>這個遊戲奇怪的意圖，<text:span text:style-name="T3"><text:line-break/></text:span>那是因為，一位天使<text:span text:style-name="T3"><text:line-break/></text:span>不時來打擾一下。<text:span text:style-name="T3"><text:line-break/><text:line-break/>-----<text:line-break/></text:span>不要談論你。以你的本性<text:span text:style-name="T3"><text:line-break/></text:span>你無可言喻。<text:span text:style-name="T3"><text:line-break/></text:span>別的花只是點綴桌台<text:span text:style-name="T3"><text:line-break/></text:span>而你使它煥然一新。<text:span text:style-name="T3"><text:line-break/><text:line-break/></text:span>把你放進一個簡樸的花瓶裏<text:span text:style-name="T3">——</text:span>，<text:span text:style-name="T3"><text:line-break/></text:span>看，全都變了；<text:span text:style-name="T3"><text:line-break/></text:span>這許是同一句話，<text:span text:style-name="T3"><text:line-break/></text:span>卻由天使唱出。<text:span text:style-name="T3"><text:line-break/><text:line-break/></text:span>所有感動我們的，你將之分享。<text:span text:style-name="T3"><text:line-break/></text:span>而你身上發生的，我們卻不知。<text:span text:style-name="T3"><text:line-break/></text:span>要變成一百隻蝴蝶<text:span text:style-name="T3"><text:line-break/></text:span>才能讀遍你全部的書頁。<text:span text:style-name="T3"><text:line-break/><text:line-break/>-----<text:line-break/></text:span>我們惶然期求中止，<text:span text:style-name="T3"><text:line-break/></text:span>有時，我們對古老的太年青，<text:span text:style-name="T3"><text:line-break/></text:span>對從未存在的又太蒼老。<text:span text:style-name="T3"><text:line-break/><text:line-break/></text:span>如若塵世將你遺忘，<text:span text:style-name="T3"><text:line-break/></text:span>對沈靜的大地說：我流動。<text:span text:style-name="T3"><text:line-break/></text:span>對迅疾的流水言：我在。<text:span text:style-name="T3"><text:line-break/><text:line-break/>----<text:line-break/></text:span>我所有的道別都已說完。自兒時起<text:span text:style-name="T3"><text:line-break/></text:span>多少次別離慢慢塑造了我。<text:span text:style-name="T3"><text:line-break/></text:span>但我又回來了<text:span text:style-name="T3">....</text:span>，我將重新開始，<text:span text:style-name="T3"><text:line-break/></text:span>這坦然的回歸<text:span text:style-name="T3"><text:line-break/></text:span>解放了我的目光。<text:span text:style-name="T3"><text:line-break/><text:line-break/>-----<text:line-break/></text:span>這些全是<text:span text:style-name="T3">Rilke</text:span>的詩，底下也是，各有出處，包括<text:span text:style-name="T3"><text:s/>"</text:span>致奧爾弗斯的十四行詩<text:span text:style-name="T3">"</text:span>、<text:span text:style-name="T3"><text:s/>"</text:span>果園<text:span text:style-name="T3">"</text:span>、<text:span text:style-name="T3">"</text:span>玫瑰<text:span text:style-name="T3">"</text:span>及<text:span text:style-name="T3">"</text:span>杜伊諾哀歌<text:span text:style-name="T3">" </text:span>等等，<text:span text:style-name="T3"><text:s/></text:span>但全部被我隨機打散、摘取、混雜。譯者為何家煒、林克、錢春綺等人，但有些地方也許譯得不太對。<text:span text:style-name="T3"><text:line-break/><text:line-break/>p.s.: <text:line-break/><text:line-break/></text:span>巴勒網這版面，原本是我這十多年來和世界唯一的窗口<text:span text:style-name="T3"><text:s/>(</text:span>順便聲明一下，我從來不曾去過其它任何地方留言<text:span text:style-name="T3">)</text:span>，在此寫點通俗文字自娛娛人，但終究非我所長；政治之事，寫來尤其滿紙污穢。<text:span text:style-name="T3"><text:line-break/><text:line-break/></text:span>喧囂島嶼，群魔亂舞；小人當道，蟑螂橫行，令人不知今夕何夕。我曾說柯文哲好歹是個君子，但見其日益荒腔走板的卑劣行徑，用心齷齪，也許我該收回這句話，以免誤導他人判斷。<text:span text:style-name="T3"><text:line-break/><text:line-break/>21 </text:span>世紀的今天，實難想像，這島上的人們竟抬舉出這樣一個救世主，我真不敢相信各位竟能忍受？這社會已經沒有一個具有基本德性、智商正常的人了嗎？世道若此，各人總得顧好自己的靈魂，而非期盼他人代勞。<text:span text:style-name="T3"><text:line-break/><text:line-break/></text:span>我希望自己能從公眾視線中淡出，但這版面仍然歡迎大家留言，葷素不拘，百無禁忌，但天條依舊，不得違逆。至於巴勒網的活動，我恐怕也得先淡出個兩三年。長年公私交瘁，我已經很久很久恐怕二十幾年沒有時間好好睡個覺吃頓飯了。<text:span text:style-name="T3"><text:line-break/><text:line-break/></text:span>在<text:span text:style-name="T3"><text:s/>"</text:span>不一樣的鼓聲<text:span text:style-name="T3">" </text:span>這篇文章中，我如此寫道：<text:span text:style-name="T3"><text:line-break/><text:line-break/>"</text:span>梭羅在《湖濱散記》中，編了一個很動人的故事。他說：有個嚮往完美的藝術家，想打造一根手杖。他想，凡是完美的東西，必然超越時間之上，因此他自言自語說，馬的，偶這一生就算其它什麼事都不做，也要把這根手杖做得完美。於是他就遠離人群，跑到森林尋找樹枝。<text:span text:style-name="T3"><text:line-break/><text:line-break/></text:span>找啊找的，就是找不到完美木材。但他仍一心一意虔誠地尋找。他太專注了，專注到根本就忘了時間的存在。結果，時間也忘記他，當同伴一個個死去、老去或離他而去，他依然年輕；連「時間」也拿他沒辦法。「時間」站到一旁嘆息道：這個笨蛋到底在想什麼？<text:span text:style-name="T3"><text:line-break/><text:line-break/></text:span>千載流逝，他終於找到一根完美木材，於是開始剝皮磨枝，打造手杖。但他的家鄉，一個城市，已成廢墟，一個王朝覆亡了。手杖後來有沒有做好我忘了，只記得時光飛逝，連星辰都已翻轉，夢迴無數。他驀然回首，發現人事已非，於是用這樹枝，在林中塵土上，記下王朝滅亡的日子，寫下最後一個族人的姓名。<text:span text:style-name="T3">"<text:line-break/><text:line-break/></text:span>電影<text:span text:style-name="T3"><text:s/>"</text:span>永遠的一天<text:span text:style-name="T3">" </text:span>裏，<text:span text:style-name="T3">"</text:span>詩人<text:span text:style-name="T3">" </text:span>就是從小就偷溜出家門跑到海灘上撿貝殼、流連忘返的小孩，玩得太入神，忘了時間。媽媽對著海邊大喊：<text:span text:style-name="T3"><text:s/>"</text:span>吃飯囉，還不趕快回家吃飯<text:span text:style-name="T3">"</text:span>，一聲又一聲地喊，但小孩充耳不聞。直到有一天，小孩長大了，腦海卻全是媽媽喊吃飯的聲音。原以為頂多只是錯過一頓晚餐，沒想到一回神，倏忽已是一生光陰。<text:span text:style-name="T3"><text:line-break/><text:line-break/></text:span>族人們也許從<text:span text:style-name="T3">20</text:span>歲或更早就不斷努力進行的事，我竟遺忘了三十多年，就只為了思索一個標點符號的正確位置。南柯一夢，人事已非。就憑這點餘生，我想闖一趟冥王府，看能不能把死的變活的，把失去的找回來，不曾存在的，令其誕生。<text:span text:style-name="T3"><text:line-break/><text:line-break/></text:span>看：樹始終在那裏；<text:span text:style-name="T3"><text:line-break/></text:span>我們居住的房子也在那裏。<text:span text:style-name="T3"><text:line-break/></text:span>惟有我們<text:span text:style-name="T3"><text:line-break/></text:span>從所有事物邊飛過，<text:span text:style-name="T3"><text:line-break/></text:span>像風一樣漂泊無依。<text:span text:style-name="T3"><text:line-break/><text:line-break/></text:span>陳真<text:span text:style-name="T3"><text:s/>2015. 05. 12.<text:line-break/><text:line-break/>----- <text:line-break/></text:span>多少離奇的知心話<text:span text:style-name="T3"><text:line-break/></text:span>我們已對花朵透露，<text:span text:style-name="T3"><text:line-break/></text:span>以致那精微的天平<text:span text:style-name="T3"><text:line-break/></text:span>告知世人熱情的重量。<text:span text:style-name="T3"><text:line-break/><text:line-break/></text:span>融入了我們的憂傷<text:span text:style-name="T3"><text:line-break/></text:span>所有天體亦感苦惱。<text:span text:style-name="T3"><text:line-break/></text:span>從最強的到最弱的<text:span text:style-name="T3"><text:line-break/></text:span>再也無法忍受<text:span text:style-name="T3"><text:line-break/><text:line-break/>------<text:line-break/></text:span>崇高是一次別離。<text:span text:style-name="T3"><text:line-break/></text:span>我們身上的一些東西沒有<text:span text:style-name="T3"><text:line-break/></text:span>尾隨我們，而是走自己的路<text:span text:style-name="T3"><text:line-break/></text:span>開始習慣起天國。<text:span text:style-name="T3"><text:line-break/><text:line-break/></text:span>難道藝術的終極邂逅<text:span text:style-name="T3"><text:line-break/></text:span>不是最溫情的告別？<text:span text:style-name="T3"><text:line-break/></text:span>而音樂：我們回首抛向自己的<text:span text:style-name="T3"><text:line-break/></text:span>這最後一瞥。<text:span text:style-name="T3"><text:line-break/><text:line-break/>----<text:line-break/></text:span>闔上眼睛難道還不夠悲哀？<text:span text:style-name="T3"><text:line-break/></text:span>想要雙眼一直睜著，<text:span text:style-name="T3"><text:line-break/></text:span>好在大限來臨之前，看到<text:span text:style-name="T3"><text:line-break/></text:span>我們將要失去的一切。<text:span text:style-name="T3"><text:line-break/><text:line-break/></text:span>既然一切都在流逝，就讓我們<text:span text:style-name="T3"><text:line-break/></text:span>唱一首易逝的歌；<text:span text:style-name="T3"><text:line-break/></text:span>那滿足我們渴望的旋律<text:span text:style-name="T3"><text:line-break/></text:span>將因我們而有理由存在。<text:span text:style-name="T3"><text:line-break/><text:line-break/>-----<text:line-break/></text:span>哦，思念的是那些在匆匆而過的<text:span text:style-name="T3"><text:line-break/></text:span>時辰裏沒有被愛夠的地方，<text:span text:style-name="T3"><text:line-break/></text:span>我真想從遠處向它們奉還<text:span text:style-name="T3"><text:line-break/><text:line-break/></text:span>所有白天都躑躅在眼前，<text:span text:style-name="T3"><text:line-break/></text:span>所有夜晚全墜入深淵，<text:span text:style-name="T3"><text:line-break/></text:span>而意識裏親密的童年<text:span text:style-name="T3"><text:line-break/></text:span>在那一點上抹去。<text:span text:style-name="T3"><text:line-break/><text:line-break/></text:span>我們的心太蒼老無從去想一個孩子<text:span text:style-name="T3"><text:line-break/></text:span>並非全然因為生活充滿敵意；<text:span text:style-name="T3"><text:line-break/></text:span>而是我們對生活撒了謊，<text:span text:style-name="T3"><text:line-break/></text:span>被困在命數不變的監牢。<text:span text:style-name="T3"><text:line-break/><text:line-break/></text:span>怎樣的馬在泉水旁飲水，<text:span text:style-name="T3"><text:line-break/></text:span>怎樣的樹葉飄零碰觸著我們，<text:span text:style-name="T3"><text:line-break/></text:span>怎樣空空的手，或怎樣的嘴<text:span text:style-name="T3"><text:line-break/></text:span>想跟我們說話卻沒有勇氣<text:span text:style-name="T3">——<text:line-break/><text:line-break/>-----<text:line-break/></text:span>一切都準備好並朝著<text:span text:style-name="T3"><text:line-break/></text:span>不言而喻的歡樂走去；<text:span text:style-name="T3"><text:line-break/></text:span>大地及其餘的一切<text:span text:style-name="T3"><text:line-break/></text:span>很快就會令我們陶醉。<text:span text:style-name="T3"><text:line-break/><text:line-break/></text:span>我們須得四處遊走<text:span text:style-name="T3"><text:line-break/></text:span>為了全都看到，全都聽到：<text:span text:style-name="T3"><text:line-break/></text:span>我們甚至必須抵抗<text:span text:style-name="T3"><text:line-break/></text:span>而有時必須說：夠了！<text:span text:style-name="T3"><text:line-break/><text:line-break/></text:span>如果還在春天裏；<text:span text:style-name="T3"><text:line-break/></text:span>然而最佳的位置<text:span text:style-name="T3"><text:line-break/></text:span>是稍稍正面直視<text:span text:style-name="T3"><text:line-break/></text:span>這激動人心的遊戲。<text:span text:style-name="T3"><text:line-break/><text:line-break/></text:span>在一場如此宏大的回憶裏<text:span text:style-name="T3"><text:line-break/></text:span>沒有一個天使膽敢<text:span text:style-name="T3"><text:line-break/></text:span>介入此事，<text:span text:style-name="T3"><text:line-break/></text:span>來增添它的光亮<text:span text:style-name="T3">....<text:line-break/><text:line-break/>-----<text:line-break/></text:span>一朵玫瑰，就是所有玫瑰<text:span text:style-name="T3"><text:line-break/></text:span>與她自身：不可替代的完美，<text:span text:style-name="T3"><text:line-break/></text:span>這甜蜜的辭彙<text:span text:style-name="T3"><text:line-break/></text:span>被事物本身所包圍。<text:span text:style-name="T3"><text:line-break/><text:line-break/></text:span>沒有她<text:span text:style-name="T3"><text:line-break/></text:span>永不知如何說出<text:span text:style-name="T3"><text:line-break/></text:span>我們的希望為何物，<text:span text:style-name="T3"><text:line-break/></text:span>而那些溫柔的間斷<text:span text:style-name="T3"><text:line-break/></text:span>在持續的出發程途中。<text:span text:style-name="T3"><text:line-break/><text:line-break/>-------<text:line-break/></text:span>如果我哭喊，天使的佇列裏有誰能聽見？<text:span text:style-name="T3"><text:line-break/></text:span>即使其中一位突然將我擁向他的胸膛<text:span text:style-name="T3"><text:line-break/></text:span>他那超凡的生命也會把我熔化。<text:span text:style-name="T3"><text:line-break/></text:span>因為<text:span text:style-name="T3"><text:line-break/></text:span>美，無非是我們恰好能承受的恐懼的開端，<text:span text:style-name="T3"><text:line-break/></text:span>如此驚惶，因為它平靜得甚至不屑於摧毀我們。<text:span text:style-name="T3"><text:line-break/></text:span>每一位天使都令人恐懼。<text:span text:style-name="T3"><text:line-break/><text:line-break/></text:span>於是我止住自己，咽下黑暗啜泣的聲音。<text:span text:style-name="T3"><text:line-break/></text:span>啊，困頓的時候我們能向誰求告？<text:span text:style-name="T3"><text:line-break/></text:span>不是向天使，不是向凡人，<text:span text:style-name="T3"><text:line-break/></text:span>那些敏銳的動物已經知道<text:span text:style-name="T3"><text:line-break/></text:span>在這個闡釋過的世界裏，<text:span text:style-name="T3"><text:line-break/></text:span>我們其實沒有真正的家。<text:span text:style-name="T3"><text:line-break/><text:line-break/></text:span>也許某處山坡上仍有某棵樹為我們存留，<text:span text:style-name="T3"><text:line-break/></text:span>讓我們每天收入眼底；<text:span text:style-name="T3"><text:line-break/></text:span>昨日的街道仍為我們存留，<text:span text:style-name="T3"><text:line-break/></text:span>還有某個忠實的習慣<text:span text:style-name="T3">...<text:line-break/><text:line-break/></text:span>是的<text:span text:style-name="T3">——</text:span>春天需要你。<text:span text:style-name="T3"><text:line-break/></text:span>經常會有一顆星等著你擡頭去看。<text:span text:style-name="T3"><text:line-break/></text:span>波濤會從遙遠的過去<text:span text:style-name="T3"><text:line-break/></text:span>向你湧來，<text:span text:style-name="T3"><text:line-break/></text:span>或者當你從一扇開著的窗下走過，<text:span text:style-name="T3"><text:line-break/></text:span>小提琴的音樂會渴望你傾聽。<text:span text:style-name="T3"><text:line-break/></text:span>所有這些都是使命。<text:span text:style-name="T3"><text:line-break/></text:span>可是你能完成嗎？<text:span text:style-name="T3"><text:line-break/></text:span>難道你不是一再因為對未來的期待而分心，仿佛每一個事件<text:span text:style-name="T3"><text:line-break/></text:span>都會領來一位元新的戀人？<text:span text:style-name="T3"><text:line-break/><text:line-break/></text:span>如果戀人們洞悉了秘密，<text:span text:style-name="T3"><text:line-break/></text:span>也許會向夜色吐出陌生神奇的詞句。<text:span text:style-name="T3"><text:line-break/></text:span>因爲一切似乎都在把我們藏匿。<text:span text:style-name="T3"><text:line-break/></text:span>看：樹始終在那裏；<text:span text:style-name="T3"><text:line-break/></text:span>我們居住的房子也在那裏。<text:span text:style-name="T3"><text:line-break/></text:span>惟有我們<text:span text:style-name="T3"><text:line-break/></text:span>從所有事物邊飛過，<text:span text:style-name="T3"><text:line-break/></text:span>像風一樣漂泊無依。<text:span text:style-name="T3"><text:line-break/></text:span>所有事物都在密謀對我們絕口不提，<text:span text:style-name="T3"><text:line-break/></text:span>或許一半源於羞恥，<text:span text:style-name="T3"><text:line-break/></text:span>一半源於無法說出的希望。<text:span text:style-name="T3"><text:line-break/><text:line-break/></text:span>彼此滿足的戀人們，我問你們。<text:span text:style-name="T3"><text:line-break/></text:span>你們互相擁抱著。可是憑據在哪兒？<text:span text:style-name="T3"><text:line-break/></text:span>你們看，有時我的兩隻手也會感覺到彼此的存在，<text:span text:style-name="T3"><text:line-break/></text:span>或者我這張被時光磨蝕的臉<text:span text:style-name="T3"><text:line-break/></text:span>也會在它們裏面棲身。<text:span text:style-name="T3"><text:line-break/></text:span>這似乎讓我有所觸動。<text:span text:style-name="T3"><text:line-break/></text:span>可是誰敢只為這一點憑據生存下去？<text:span text:style-name="T3"><text:line-break/><text:line-break/></text:span>你們難道不覺得驚訝，古希臘墓碑上的人<text:span text:style-name="T3"><text:line-break/></text:span>姿勢都那般凝重？<text:span text:style-name="T3"><text:line-break/></text:span>難道愛與別離<text:span text:style-name="T3"><text:line-break/></text:span>不是如此小心地置於那些肩上，<text:span text:style-name="T3"><text:line-break/></text:span>仿佛它們是用另一個世界的材料做成？<text:span text:style-name="T3"><text:line-break/><text:line-break/>----<text:line-break/></text:span>神能做到。但請告訴我，<text:span text:style-name="T3"><text:line-break/></text:span>人如何通過狹窄的弦琴追隨他的正道？<text:span text:style-name="T3"> <text:line-break/></text:span>他的內心衝突<text:span text:style-name="T3"><text:line-break/></text:span>兩條心路交會的十字路口，<text:span text:style-name="T3"><text:line-break/></text:span>無法建造阿波羅神廟。<text:span text:style-name="T3"><text:line-break/><text:line-break/></text:span>不要豎立紀念碑。且讓玫瑰<text:span text:style-name="T3"><text:line-break/></text:span>每年為他開一回。<text:span text:style-name="T3"><text:line-break/></text:span>因為這就是奧爾弗斯。<text:span text:style-name="T3"><text:line-break/></text:span>他變形為這個和那個。<text:span text:style-name="T3"><text:line-break/></text:span>不應為名稱操心。<text:span text:style-name="T3"><text:line-break/></text:span>他一度而永恆<text:span text:style-name="T3"><text:line-break/></text:span>這就是奧爾弗斯，<text:span text:style-name="T3"><text:line-break/></text:span>如果他歌唱。他來了又走。<text:span text:style-name="T3"><text:line-break/></text:span>如果他時或比玫瑰花瓣<text:span text:style-name="T3"><text:line-break/></text:span>多活一兩天，難道這不已經足夠？<text:span text:style-name="T3"> <text:line-break/><text:line-break/></text:span>哦！他必須怎樣消逝才能使你領略？<text:span text:style-name="T3"><text:line-break/></text:span>即使他自己也擔憂，他消逝在<text:span text:style-name="T3"> <text:line-break/></text:span>詞語超越此在的那個時刻<text:span text:style-name="T3"><text:line-break/><text:line-break/>-------<text:line-break/></text:span>只有那在九泉之下<text:span text:style-name="T3"><text:line-break/></text:span>也曾奏起琴聲，<text:span text:style-name="T3"><text:line-break/></text:span>才能以感應<text:span text:style-name="T3"><text:line-break/></text:span>傳送無窮的讚美。<text:span text:style-name="T3"><text:line-break/><text:line-break/></text:span>只有那和死者一起<text:span text:style-name="T3"><text:line-break/></text:span>吃過他們的罌粟的人，<text:span text:style-name="T3"><text:line-break/></text:span>那最微妙的音素<text:span text:style-name="T3"><text:line-break/></text:span>再也不會失落。<text:span text:style-name="T3"><text:line-break/><text:line-break/>-----<text:line-break/></text:span>我們同花朵、葡萄葉、果實交往。<text:span text:style-name="T3"><text:line-break/></text:span>它們說出的不僅是歲月的語言。<text:span text:style-name="T3"><text:line-break/></text:span>從黑暗中升起一種彩色的顯現<text:span text:style-name="T3"><text:line-break/></text:span>其中也許還有那肥化土壤的死者。<text:span text:style-name="T3"><text:line-break/></text:span>他們所佔成分我們又知多少？<text:span text:style-name="T3"><text:line-break/></text:span>很久以來這就是他們的正道，<text:span text:style-name="T3"><text:line-break/></text:span>將其無代價的精髓印進了沃土。<text:span text:style-name="T3"><text:line-break/><text:line-break/>------ <text:line-break/></text:span>我們默默交談。假如有一次歡樂，<text:span text:style-name="T3"><text:line-break/></text:span>它不屬於某個人。那它屬於誰？<text:span text:style-name="T3"><text:line-break/></text:span>它怎樣消逝在過往的行人之中<text:span text:style-name="T3"><text:line-break/></text:span>在漫長歲月的憂慮之中。<text:span text:style-name="T3"><text:line-break/><text:line-break/></text:span>車輛駛過我們周圍，漠不關情。<text:span text:style-name="T3"><text:line-break/></text:span>房屋堅固地圍繞我們，卻是幻境，<text:span text:style-name="T3"><text:line-break/></text:span>誰也不認識我們。天地間什麽是真？<text:span text:style-name="T3"><text:line-break/><text:line-break/></text:span>或許最終有一個旁觀者爲之驚歎，<text:span text:style-name="T3"><text:line-break/></text:span>理解並讚美它持久的存在。<text:span text:style-name="T3"><text:line-break/></text:span>唯歌者能訴說。唯神靈能傾聽。<text:span text:style-name="T3"><text:line-break/><text:line-break/>------<text:line-break/></text:span>我像一面旗被包圍在遼闊的空間．<text:span text:style-name="T3"><text:line-break/></text:span>我覺得風從四方吹來，我必須忍耐，<text:span text:style-name="T3"><text:line-break/></text:span>下面一切還沒有動靜：<text:span text:style-name="T3"><text:line-break/></text:span>門依然輕輕關閉，煙囪裏還沒有聲音；<text:span text:style-name="T3"><text:line-break/></text:span>窗子都還沒顫動，塵土還很重．<text:span text:style-name="T3"><text:line-break/><text:line-break/></text:span>我認出了風暴而激動如大海．<text:span text:style-name="T3"><text:line-break/></text:span>我舒展開又跌回我自己，<text:span text:style-name="T3"><text:line-break/></text:span>又把自己抛出去，並且獨個兒<text:span text:style-name="T3"><text:line-break/></text:span>置身在偉大的風暴裏．<text:span text:style-name="T3"><text:line-break/><text:line-break/>-------<text:line-break/></text:span>他們的聲音來自遠方，<text:span text:style-name="T3"><text:line-break/></text:span>在日出之前啓程，<text:span text:style-name="T3"><text:line-break/></text:span>在浩瀚的森林裏，走了許久，<text:span text:style-name="T3"><text:line-break/></text:span>曾在夢中與但以理交談<text:span text:style-name="T3"><text:line-break/></text:span>曾看見大海，將大海講述。</text:p>
      <text:p text:style-name="P1"><text:span text:style-name="T1">陳真</text:span><text:s/>  |  2015.05.05 04:13   |   <text:a xlink:type="simple" xlink:href="http://palinfo.habago.org/Entry?Command=Information_PrintForum&amp;iPage=314#FORUM33866"><text:span text:style-name="T2">#</text:span></text:a></text:p>
      <text:p text:style-name="P4"><text:span text:style-name="T3">(100) </text:span>來者啊！快將一切希望揚棄<text:span text:style-name="T3"><text:line-break/><text:line-break/></text:span>突然覺得多說無益，直接跳到完結篇好了。<text:span text:style-name="T3"><text:line-break/><text:line-break/></text:span>但丁神曲中，地獄入口處掛了個牌子，寫了這麼一句話：<text:span text:style-name="T3">"</text:span>來者啊！快將一切希望揚棄<text:span text:style-name="T3">"</text:span>，告知來人命運已決，天地都將毀去，別再做白日夢了。<text:span text:style-name="T3"><text:line-break/><text:line-break/></text:span>這話黑暗，但不知道為什麼，卻似乎反倒為我帶來失落已久的一點希望。天堂若有個入口，估計也該有著這樣的一塊牌子，同樣寫著：<text:span text:style-name="T3">"</text:span>來者啊！快將一切希望揚棄。<text:span text:style-name="T3">"<text:line-break/><text:line-break/></text:span>三十年前，有個朋友送我一台電話答錄機，因為她說我太難找了。每來一通<text:span text:style-name="T3"><text:s/>"</text:span>未接來電<text:span text:style-name="T3">"</text:span>，答錄機上有個紅燈就會閃一下；來兩通就閃兩下，來五十通就閃五十下。答錄機裏有塊錄音帶，供來電者留言，有時一天就得換上好幾塊帶子。<text:span text:style-name="T3"><text:line-break/><text:line-break/></text:span>有一天，我當家教很晚才回到家，發現答錄機竟然閃個不停，一個晚上竟然來了上百通電話，原來那晚發生了<text:span text:style-name="T3">520</text:span>農民事件，群眾被暴警打得頭破血流。若我沒記錯，應該是<text:span text:style-name="T3">1988</text:span>年。第一通來電是楊秋興，他留言說道：<text:span text:style-name="T3">"</text:span>我人在台北，現場很亂，二二八又發生了！有一個學生被國民黨開槍打死了<text:span text:style-name="T3">(</text:span>指王雪峰，但那是現場謠言<text:span text:style-name="T3">)</text:span>，你快帶一些學生上來<text:span text:style-name="T3">"</text:span>。<text:span text:style-name="T3"><text:line-break/><text:line-break/></text:span>隔天清晨，跟同學借了點車錢，我就一個人北上了。但我不是要說這個，而是要說那台總是每天閃個不停的答錄機，它似乎讓我明白了一些事。<text:span text:style-name="T3"><text:line-break/><text:line-break/></text:span>隔年<text:span text:style-name="T3">1989</text:span>年<text:span text:style-name="T3">3</text:span>月<text:span text:style-name="T3">29</text:span>日，歷經一年的籌備及折磨，我創辦了兒童福利協進會，簡稱兒福。幾天後的<text:span text:style-name="T3">4</text:span>月<text:span text:style-name="T3">4</text:span>日兒童節，在巨大的政治高壓下，我發起了一場史無前例的遊行示威。忙完示威活動，我答應一位朋友過兩天跟她一起北上去輪班守衛當時正自囚在雜誌社裏準備自焚的鄭南榕，防止軍警突襲逮人。就在準備出發北上的那一天<text:span text:style-name="T3">(4</text:span>月<text:span text:style-name="T3">7</text:span>日<text:span text:style-name="T3">)</text:span>，消息傳來，鄭南榕已經自焚了。<text:span text:style-name="T3"><text:line-break/><text:line-break/></text:span>兩個月後的六月，學姊因為刊登我的<text:span text:style-name="T3"><text:s/>"</text:span>台灣兒童人權報告<text:span text:style-name="T3">" </text:span>在校刊上被退學，而我卻因為公然主張台獨被以煽惑內亂罪移送法辦，一大堆，一連串的天災人禍。但我不是要講這些，而仍然是要講那台每天總是閃個不停的電話答錄機。<text:span text:style-name="T3"><text:line-break/><text:line-break/></text:span>很快地，它就從此不再閃了，而電話也幾乎不會再響，因為我隨時都會把電話筒拿起來，不接電話。一直到現在三十年了，我一直維持這樣一個不接電話的習慣。幾年前回到台灣，因為醫院工作上的需要，被迫開始學著使用手機，但平常仍然還是盡量不接。<text:span text:style-name="T3"><text:line-break/><text:line-break/>email</text:span>也一樣，迅速累積成千上萬的未讀未回信件。每隔幾年，我就只好寫公開信向大家賠罪，訴說一個極想逃離世界的怪人的心聲，實在無法適應無孔不入的現代科技社會。<text:span text:style-name="T3"><text:line-break/><text:line-break/></text:span>當然，重點不是科技的侵入性，而是某種尚未寫入臨床診斷手冊的<text:span text:style-name="T3"><text:s/>"</text:span>社交恐懼<text:span text:style-name="T3">"</text:span>。我念國二就出社會了，但社會化的程度卻越來越低，總感覺自己就像個外星球來的怪物那樣，自慚形穢，跟地球人不太能來電，<text:span text:style-name="T3">"</text:span>糧食<text:span text:style-name="T3">" </text:span>不同，<text:span text:style-name="T3">"</text:span>語言<text:span text:style-name="T3">" </text:span>也不通，就連善惡美醜的眼光也似乎全都不一樣；我的美夢是諸位眼中的垃圾；反之亦然，大家所愛，對我而言也往往一文不值。<text:span text:style-name="T3"><text:line-break/><text:line-break/></text:span>每一次跟地球人的接觸，總是萬箭穿心，遍體鱗傷，充滿恐懼，於是很快就又會退回洞穴裏療傷；外星怪物學地球人終究是學不來的。於是我老對著自己念著<text:span text:style-name="T3"><text:s/>"</text:span>神曲<text:span text:style-name="T3">" </text:span>裏地獄入口的這塊告示牌：<text:span text:style-name="T3">"</text:span>來者啊！快將一切希望揚棄。<text:span text:style-name="T3">" </text:span>像一把箭似的，它確實射中我的心。<text:span text:style-name="T3"><text:line-break/><text:line-break/></text:span>沈從文生前說，<text:span text:style-name="T3">"</text:span>我存心要放棄讀者<text:span text:style-name="T3">"</text:span>，臨終前旁人問他有何話說，他的遺言是：<text:span text:style-name="T3">"</text:span>我對這世界無話可說<text:span text:style-name="T3">"</text:span>。也許氣味相近者難免亦有同感，但我不敢說我存心要放棄這個世界，也許應該說，希望世界就由我去吧，當做沒有我這個人，或當做我回遙遠的老家去了。我有時甚至嚴肅考慮要給自己發個訃聞說此人已死，下輩子再見吧。<text:span text:style-name="T3"><text:line-break/><text:line-break/></text:span>估計世上怪人還是有的。我在澳洲的某個深山裏就見過一個，是個天文學家，每天夜裏仔細端詳著天空，用一台超大型望遠鏡，尋找<text:span text:style-name="T3"><text:s/>ET </text:span>的蹤影。世上居然有人如此迷戀外星人，也許他是地球住不慣，想家吧。</text:p>
      <text:p text:style-name="P1"><text:span text:style-name="T1">陳真</text:span><text:s/>  |  2015.05.02 04:01   |   <text:a xlink:type="simple" xlink:href="http://palinfo.habago.org/Entry?Command=Information_PrintForum&amp;iPage=314#FORUM33865"><text:span text:style-name="T2">#</text:span></text:a></text:p>
      <text:p text:style-name="P5"><text:span text:style-name="T3">(6-1) </text:span>蛆是一種職業<text:span text:style-name="T3"><text:line-break/><text:line-break/></text:span>媽的，我又得做聲明了：我絕不是要叫大家去做些什麼，比方說有關蛆類生物集體施暴之事，最好的應對方法是提告，要不就是置之不理；千萬不要和蛆攪和。人可以和人打，但人怎麼可能和蛆打架？你越是跟他攪和，他們只會越興奮越爽越得意，彷彿自己一下子茁壯有力了似的。猥瑣心靈往往無時無刻特別需要爽、需要刺激；陰暗醜惡之事，通常就是藉著這樣一種興奮而來。<text:span text:style-name="T3"><text:line-break/><text:line-break/></text:span>在這裏，我順便想揭露人們往往誤解的一個基本事實：乍看之下，蛆好像無所不在；乍看之下，蛆類數目眾多；乍看之下，蛆施暴於人似乎是一種自然現象。但我要告訴你，這些都只是一種似是而非的簡化說法。若要詳解，又是長篇大論，留待以後再說。在此簡單說明：一樣是蛆，卻分等級，成份不同；蛆也是有領袖的，其它絕大多數只是跟著蠢動而已，並無自我意志，根本不知道自己在幹什麼，只是跟著某種人為操弄的風向吆喝叫囂取樂。<text:span text:style-name="T3"><text:line-break/><text:line-break/></text:span>蛆類<text:span text:style-name="T3"><text:s/>"</text:span>領袖<text:span text:style-name="T3">" </text:span>當然是負有任務的，他們的職業就是當一隻蛆，負責帶動輿論，造勢造神，負責抹黑、傷害異己。<text:span text:style-name="T3"><text:line-break/><text:line-break/></text:span>舊國民黨時期，也就是黨外時，有一天，一個具有相當位階的情治人員找我講話，為了顯示情治單位的厲害，對方故意說出我們大學班上一些人的一堆生活私事或言行。他說，我們班一百多人之中，就他所知，至少有<text:span text:style-name="T3">16</text:span>個職業學生。這些人當然也是學生，但他們同時有個職業就是負責暗中觀察通報其他同學的言行，看誰思想不夠忠貞，愛國愛黨之心不夠熾烈。<text:span text:style-name="T3"><text:line-break/><text:line-break/></text:span>我不知道<text:span text:style-name="T3">16</text:span>這個數字的可信度，但我知道即使是職業學生也分等級；其中幾位班上或其他年級的職業學生曾親口跟我承認他們如何被吸收，平常如何執行任務；有的涉入很深，有的只是按件計酬，或是由官方或校方或黨給予各種好處例如獎學金或各種資源與方便等等。我要說的是，國民黨如今還有沒有職業學生我完全不清楚，但民進黨卻早在十幾年前當網路剛出現時，就開始大力發展所謂網軍。網軍就是這樣一群負有特定政治任務的職業學生。他們的職業就是以各種卑劣手段，匿名或冒名散播謠言或抹黑，騷擾、羞辱、醜化異己等等，在網路世界以及很容易有同儕效應的校園年輕族群中型塑所謂輿論，造勢造神，帶動風潮，傷害異己。<text:span text:style-name="T3"><text:line-break/><text:line-break/></text:span>我甚至還知道得比這更多上許多。我深深知道背後這個口口聲聲愛台灣的黨及其同路人，如何懷抱無恥下流的心機和齷齪手段，無日無之地運作這樣一群網軍<text:span text:style-name="T3"><text:s/>(</text:span>即職業學生<text:span text:style-name="T3">)</text:span>。但我差不多也只<text:span text:style-name="T3"><text:s/>"</text:span>敢<text:span text:style-name="T3">" </text:span>說到這樣。或者說，我只<text:span text:style-name="T3"><text:s/>"</text:span>願意<text:span text:style-name="T3">" </text:span>說到這樣，因為我實在不想再為這個社會付出這方面的心力。我愛一些人，但不是愛全台灣的人；我愛各種生物，但我不愛蛆，也不愛台灣，更不愛什麼黨國。我對當今綠色黨國的心態是：由他們去胡作非為吧，這個不幸的島是他們的，他們勢必得盤據島上翻雲覆雨興風作浪數十年。<text:span text:style-name="T3"><text:line-break/><text:line-break/></text:span>也許，在很多年之後，人們才會對這一切卑鄙恍然大悟，就好像我們如今都知道當年國民黨是如何胡作非為一般。民進黨今日之所為，恐怕更是百倍齷齪，不但變本加厲，而且無孔不入，為所欲為，毫無廉恥可言。<text:span text:style-name="T3"><text:line-break/><text:line-break/></text:span>我知道我講這些各位不會相信，或說我誇大其詞，但在三十年前，當我們指控國民黨如何惡劣無恥時，人們<text:span text:style-name="T3"><text:s/>(</text:span>特別是學生<text:span text:style-name="T3">)</text:span>也一樣完全不信，他們深信不疑國民黨是如何偉大英勇、勤政愛民，就猶如當今年輕一代深信不疑民進黨是如何清新、有理想、有抱負一樣荒唐可笑。</text:p>
      <text:p text:style-name="P1"><text:span text:style-name="T1">陳真</text:span><text:s/>  |  2015.05.02 03:58   |   <text:a xlink:type="simple" xlink:href="http://palinfo.habago.org/Entry?Command=Information_PrintForum&amp;iPage=314#FORUM33864"><text:span text:style-name="T2">#</text:span></text:a></text:p>
      <text:p text:style-name="P4"><text:span text:style-name="T3">(6)</text:span>遲到的愛<text:span text:style-name="T3"><text:line-break/><text:line-break/></text:span>遲來的正義也許仍然是一種正義，只是意義不大，而且意義大不同，畢竟時光已逝，往事如煙。<text:span text:style-name="T3"><text:line-break/><text:line-break/></text:span>我特別喜歡看<text:span text:style-name="T3"><text:s/>"</text:span>俘虜<text:span text:style-name="T3">" (</text:span>大島渚<text:span text:style-name="T3">)</text:span>、<text:span text:style-name="T3">"</text:span>再死一次<text:span text:style-name="T3">" (</text:span>史帝芬金的小說<text:span text:style-name="T3"><text:s/>"Dead Zone" </text:span>拍成電影<text:span text:style-name="T3">)</text:span>、<text:span text:style-name="T3">"</text:span>大法師<text:span text:style-name="T3">"</text:span>，特別最愛<text:span text:style-name="T3"><text:s/>"</text:span>聖殤<text:span text:style-name="T3">" (</text:span>金基德<text:span text:style-name="T3">)</text:span>。之所以喜歡這些電影，除了藝術成就高，也許還有其它原因。三十幾年前剛上大學時，寫過一篇流傳甚廣的長文，探討前三部電影裏頭的一種贖罪意識；幾位主角，全活在一種悔恨自責中，特別是<text:span text:style-name="T3"><text:s/>"</text:span>俘虜<text:span text:style-name="T3">" </text:span>及<text:span text:style-name="T3"><text:s/>"</text:span>聖殤<text:span text:style-name="T3">"</text:span>。<text:span text:style-name="T3"><text:line-break/><text:line-break/></text:span>時間的流逝，讓我們明白很多事，但你也只能<text:span text:style-name="T3"><text:s/>"</text:span>明白<text:span text:style-name="T3">" </text:span>而已，沒法再多做什麼，因為人事已非。<text:span text:style-name="T3"><text:line-break/><text:line-break/>17</text:span>年前，我還寫過一篇相當<text:span text:style-name="T3"><text:s/>"</text:span>膾炙人口<text:span text:style-name="T3">" </text:span>的文章叫<text:span text:style-name="T3"><text:s/>"</text:span>危險的實驗<text:span text:style-name="T3">"</text:span>，講一個我很喜歡的學長叫<text:span text:style-name="T3"><text:s/>Alan Turing</text:span>。<text:span text:style-name="T3">Turing </text:span>跟我隸屬同一學院，當我<text:span text:style-name="T3">17</text:span>年前談他的時候，國王學院<text:span text:style-name="T3"><text:s/>(King's College) </text:span>通往電腦室的樓梯口都還沒掛上他的肖像；而且，當時恐怕就連絕大多數英國人都根本不知道他是誰。<text:span text:style-name="T3"> <text:line-break/><text:line-break/>Turing </text:span>在充滿羞辱中，彷效白雪公主，以一顆含氰化物的毒蘋果自殺而死。下葬那天，風大，除家人外，無一親友到場。他的名字，就像某種敏感的恥辱記號一般，從世人的記憶中，迅速隨風消逝。<text:span text:style-name="T3"><text:line-break/><text:line-break/></text:span>如今，世界各地以之為名的研討會多不勝數，另外還有各種紀念活動，包括設立銅像、好萊塢以他為主角拍成電影<text:span text:style-name="T3"><text:s/>(</text:span>想必是部大爛片<text:span text:style-name="T3">) </text:span>等等等，英國政府甚至考慮把他做為英鎊的肖像；說是紀念也好，消費也罷，就在世人紛表悼念的同時，其實死者跟這一切一點關係也沒有了；我們所謂的<text:span text:style-name="T3"><text:s/>"</text:span>告慰死者在天上之靈<text:span text:style-name="T3">"</text:span>，說穿了，其實只是告慰自己，告慰那些跟死者或許流著同樣血液或有著類似遭遇的<text:span text:style-name="T3"><text:s/>"</text:span>未亡人<text:span text:style-name="T3">"</text:span>。<text:span text:style-name="T3"><text:line-break/><text:line-break/></text:span>去年，我來到昆明、北京，不為別的，就只為了一個人<text:span text:style-name="T3">--</text:span>沈從文，我總想走遍他曾走過的每個足跡，看望他所曾看望的一切，探訪他所曾居住過的每個大小胡同。我還來到他在北京的一處故居；北京解放<text:span text:style-name="T3"><text:s/>(</text:span>或說淪陷<text:span text:style-name="T3">) </text:span>前夕，沈從文就住在這兒。當年，北大貼出政治紅人郭沫若對沈從文的公開批鬥大字報，說沈從文<text:span text:style-name="T3"><text:s/>"</text:span>用文字畫春宮<text:span text:style-name="T3">"</text:span>，是個桃紅色<text:span text:style-name="T3"><text:s/>(</text:span>即色情<text:span text:style-name="T3">)</text:span>作家，而且說他存心故意要藉此<text:span text:style-name="T3"><text:s/>"</text:span>腐化人民的戰鬥意志<text:span text:style-name="T3">" </text:span>云云。<text:span text:style-name="T3"><text:line-break/><text:line-break/></text:span>不久之後，沈從文以極其慘烈的方式割喉割腕喝媒油兩度自殺，鮮血四濺，死志甚堅。獲救之後，沈從文從此封筆，不再寫作，但各方批鬥依舊不曾停止，直到文革結束，足足三十多年，期間多次抄家。其實，沈從文自殺之前，原本擬定一堆寫作計畫，正準備大展鴻圖，全心寫作。<text:span text:style-name="T3"><text:line-break/><text:line-break/></text:span>有些悲劇屬於時代，有些悲劇屬於個人。不管是時代或個人，悲劇之所以是悲劇，往往是因為正義已遲，愛的最好時光早已流逝。<text:span text:style-name="T3"><text:line-break/><text:line-break/></text:span>楊又穎自殺，心態為何，外人難以得知，心靈畢竟不是三言兩語可輕易陳述之物；即便是當事人也不一定能確切說出個所以然。以世俗眼光來看，不管是學術或工作，在我表面人生最為輝煌的某一年，我卻反而覺得特別沮喪，一直想離開哲學，走進教會。若要說原因，也許該怪那幾隻烏鴉。我的學院宿舍書房有個落地窗，窗外有一大片屬於我私人的美麗花園；每天黃昏，常有三三兩兩一些烏鴉在草地上覓食走動，場面淒美，令人憐憫。目睹此景，套句沈從文的話，<text:span text:style-name="T3">"</text:span>我仿彿瞬間明白了世上的一切<text:span text:style-name="T3">"</text:span>。<text:span text:style-name="T3"><text:line-break/><text:line-break/></text:span>不論如何，個人之事，外人難以作評，因為生命與心靈畢竟是血肉之軀，微妙複雜而神祕。所以，我並不是要探討當事人死因，我只是想說，根據報導，楊又穎自殺事件發生後，許多人傳簡訊給死者，示愛表關心，加油打氣，可是，她不是已經死了嗎？家屬痛心對著天空說，<text:span text:style-name="T3">"</text:span>愛你的人比抹黑你的人多得多<text:span text:style-name="T3">"</text:span>。這話也許是對的，可是，這一切示愛與關心、怒吼與正義，其實都只是馬後炮。一萬個事後關心，恐怕遠遠比不上事發當下的一句仗義執言。<text:span text:style-name="T3"><text:line-break/><text:line-break/></text:span>我也常收到<text:span text:style-name="T3"><text:s/>"</text:span>讀者來信<text:span text:style-name="T3">"</text:span>，給我打氣加油，說上許多好話公道話。我很感激讀者們的好意，但我也常納悶，跟我說這些能有什麼用呢？集體為惡之事必然是明著來，但所謂正義之聲卻往往私下偷偷摸摸講，好像很見不得人似的。黨外時，也常有這類人士，比方說學校的老師或同學或醫生們，私下神神祕祕地跟你說<text:span text:style-name="T3"><text:s/>"</text:span>陳真加油哦！我支持你！<text:span text:style-name="T3">"</text:span>，但公開時卻一個屁也不敢放，有些甚至選擇和主流施暴者站在一起，說他是為了前途，不得已。<text:span text:style-name="T3"><text:line-break/><text:line-break/></text:span>我很討厭寫東西老是要顧及讀者的閱讀能力，往往被迫得犧牲微妙，被迫得一直做聲明做解釋做澄清，以免他人有意無意的曲解。我當然不是叫大家要用卑劣的手段，一大群蛆一般的生物，自以為正義，整天匿名傷害他人，卻說是社會公義的伸張。我指的仗義執言，前提當然是你至少要有七歲以上的智力和道德感<text:span text:style-name="T3"><text:s/>(</text:span>我懷疑台灣有幾個人有這種能力<text:span text:style-name="T3">)</text:span>，足以分辨基本是非善惡，並且以一種正當而公開的方式去從事，而不是一會兒什麼<text:span text:style-name="T3"><text:s/>"</text:span>肉搜<text:span text:style-name="T3">" </text:span>這個人，一會兒又集體攻擊那個人，全是匿名且肆無忌憚的集體施暴與傷害，強欺弱，眾暴寡，打落水狗。這不叫正義，這叫卑鄙無恥齷齪下流。<text:span text:style-name="T3"><text:line-break/><text:line-break/></text:span>仗義執言必然是這樣：你的手段必須合乎正直正當，而且你自己也得冒點風險，因為很可能你也會成為低劣生物的集體施暴對象。就好像十幾年前某個深夜裏我想搭救的那個被一群黑道追殺的男子，我想請他進我房裏避難，萬一被黑道當場看見或事後知道，我大概也難逃血光之災或甚至小命難保，因此，在那當下，我的冒險搭救，風險非常高。但是，古往今來從來不曾有一種正義是沒有風險而只有美名與利益的；大概也只有台灣才會出產這麼多不管怎麼改朝換代、永遠站在主流順風位置、既安全又有美名、而且又可享受各種權力和利益的<text:span text:style-name="T3"><text:s/>"</text:span>改革人士<text:span text:style-name="T3">" </text:span>與<text:span text:style-name="T3"><text:s/>"</text:span>理想家<text:span text:style-name="T3">"</text:span>。<text:span text:style-name="T3"><text:line-break/><text:line-break/></text:span>不過，仗義這種事，當然只能要求自己，沒法要求別人。重點是：遲來的正義或許仍然是一種正義，但遲到的愛還能稱得上愛嗎？我很懷疑。聖經說，<text:span text:style-name="T3">"</text:span>愛裏沒有懼怕，愛既完全，懼怕便被除去。<text:span text:style-name="T3">" </text:span>我們如果真的愛，就算千刀萬剮千古含冤理應也不會遲疑或害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